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8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3833619323653193844" text:style-name="L1">
        <text:list-item>
          <text:p text:style-name="P12">eEvent(RequestEvent) - <text:span text:style-name="T3">обработка события постановки/получения запроса на исполнение.</text:span></text:p>
        </text:list-item>
      </text:list>
      <text:p text:style-name="P6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2826489311899827457" text:style-name="L2">
        <text:list-item>
          <text:p text:style-name="P1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14">Подумать о том, если много модулей будут писать в одну структуру не будет ли конфликта.</text:p>
        </text:list-item>
        <text:list-item>
          <text:p text:style-name="P14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1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15">Добавить введение журнала. С записью в него информации о времени и об ошибках в обмене.</text:p>
        </text:list-item>
        <text:list-item>
          <text:p text:style-name="P15">Должен быть ключ для отображения отладочной информации в процессе обмена.</text:p>
        </text:list-item>
      </text:list>
      <text:p text:style-name="P4"/>
      <text:p text:style-name="P4"/>
      <text:p text:style-name="P20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20"><text:span text:style-name="T1"/></text:p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5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20"><text:soft-page-break/>На программном уровне:</text:p>
      <text:p text:style-name="P20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0">2. </text:p>
      <text:p text:style-name="P13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6"/>
      <text:p text:style-name="P6">Описание сетевого обмена.</text:p>
      <text:p text:style-name="P6"/>
      <text:list xml:id="list6536473512519037157" text:style-name="L3">
        <text:list-item>
          <text:p text:style-name="P16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6"/>
      <text:p text:style-name="P6"/>
      <text:p text:style-name="P6"/>
      <text:p text:style-name="P6"/>
      <text:p text:style-name="P6">План задач которые нужно решать:</text:p>
      <text:p text:style-name="P6"/>
      <text:list xml:id="list7953138492763273113" text:style-name="L4">
        <text:list-item>
          <text:p text:style-name="P17">Сделать так, чтобы приложения работали в на разных компьютерах</text:p>
          <text:p text:style-name="P18">Проблема1: Не понятно какой интерфейс использовать, если на компьютере множество сетевых интерфейсов. Или все таки сделать надстроечный файл <text:s/>с <text:soft-page-break/>указанием интерфейса через который проводить обмен данными.</text:p>
          <text:p text:style-name="P18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19">Добавить тип пакета для передачи произвольных данных.</text:p>
        </text:list-item>
      </text:list>
      <text:p text:style-name="P7"/>
      <text:p text:style-name="P7"/>
      <text:p text:style-name="P7"/>
      <text:p text:style-name="P11">Проблемы:</text:p>
      <text:p text:style-name="P10">Разработать <text:s/>механизм работы в случае если ведомые получили признак того, что некоторое приложение выключилось.</text:p>
      <text:p text:style-name="P7"/>
      <text:p text:style-name="P7"/>
      <text:p text:style-name="P7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58M33S</meta:editing-duration>
    <meta:editing-cycles>42</meta:editing-cycles>
    <meta:generator>LibreOffice/5.1.4.2$Windows_x86 LibreOffice_project/f99d75f39f1c57ebdd7ffc5f42867c12031db97a</meta:generator>
    <dc:date>2016-07-27T18:36:05.955000000</dc:date>
    <meta:document-statistic meta:table-count="0" meta:image-count="0" meta:object-count="0" meta:page-count="4" meta:paragraph-count="83" meta:word-count="740" meta:character-count="5750" meta:non-whitespace-character-count="5060"/>
    <meta:user-defined meta:name="Info 1"/>
    <meta:user-defined meta:name="Info 2"/>
    <meta:user-defined meta:name="Info 3"/>
    <meta:user-defined meta:name="Info 4"/>
  </office:meta>
</office:document-meta>
</file>